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16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3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5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50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1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4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9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4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9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2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75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76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7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8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9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80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81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84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85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86" style:family="table-cell" style:parent-style-name="Default" style:data-style-name="N121">
      <style:map style:condition="cell-content()&gt;[.E6]*1.25" style:apply-style-name="Good" style:base-cell-address="Sheet1.I6"/>
    </style:style>
    <style:style style:name="ce87" style:family="table-cell" style:parent-style-name="Default" style:data-style-name="N121">
      <style:map style:condition="cell-content()&gt;[.E7]*1.25" style:apply-style-name="Good" style:base-cell-address="Sheet1.I7"/>
    </style:style>
    <style:style style:name="ce99" style:family="table-cell" style:parent-style-name="Default" style:data-style-name="N121">
      <style:map style:condition="cell-content()&gt;[.E8]*1.25" style:apply-style-name="Good" style:base-cell-address="Sheet1.I8"/>
    </style:style>
    <style:style style:name="ce100" style:family="table-cell" style:parent-style-name="Default" style:data-style-name="N121">
      <style:map style:condition="cell-content()&gt;[.E9]*1.25" style:apply-style-name="Good" style:base-cell-address="Sheet1.I9"/>
    </style:style>
    <style:style style:name="ce101" style:family="table-cell" style:parent-style-name="Default" style:data-style-name="N121">
      <style:map style:condition="cell-content()&gt;[.E10]*1.25" style:apply-style-name="Good" style:base-cell-address="Sheet1.I10"/>
    </style:style>
    <style:style style:name="ce102" style:family="table-cell" style:parent-style-name="Default" style:data-style-name="N121">
      <style:map style:condition="cell-content()&gt;[.E11]*1.25" style:apply-style-name="Good" style:base-cell-address="Sheet1.I11"/>
    </style:style>
    <style:style style:name="ce103" style:family="table-cell" style:parent-style-name="Default" style:data-style-name="N121">
      <style:map style:condition="cell-content()&gt;[.E12]*1.25" style:apply-style-name="Good" style:base-cell-address="Sheet1.I12"/>
    </style:style>
    <style:style style:name="ce104" style:family="table-cell" style:parent-style-name="Default" style:data-style-name="N121">
      <style:map style:condition="cell-content()&gt;[.E13]*1.25" style:apply-style-name="Good" style:base-cell-address="Sheet1.I13"/>
    </style:style>
    <style:style style:name="ce105" style:family="table-cell" style:parent-style-name="Default" style:data-style-name="N121">
      <style:map style:condition="cell-content()&gt;[.E14]*1.25" style:apply-style-name="Good" style:base-cell-address="Sheet1.I14"/>
    </style:style>
    <style:style style:name="ce106" style:family="table-cell" style:parent-style-name="Default" style:data-style-name="N121">
      <style:map style:condition="cell-content()&gt;[.E15]*1.25" style:apply-style-name="Good" style:base-cell-address="Sheet1.I15"/>
    </style:style>
    <style:style style:name="ce107" style:family="table-cell" style:parent-style-name="Default" style:data-style-name="N121">
      <style:map style:condition="cell-content()&gt;[.E16]*1.25" style:apply-style-name="Good" style:base-cell-address="Sheet1.I16"/>
    </style:style>
    <style:style style:name="ce108" style:family="table-cell" style:parent-style-name="Default" style:data-style-name="N121">
      <style:map style:condition="cell-content()&gt;[.E17]*1.25" style:apply-style-name="Good" style:base-cell-address="Sheet1.I17"/>
    </style:style>
    <style:style style:name="ce109" style:family="table-cell" style:parent-style-name="Default" style:data-style-name="N121">
      <style:map style:condition="cell-content()&gt;[.E18]*1.25" style:apply-style-name="Good" style:base-cell-address="Sheet1.I18"/>
    </style:style>
    <style:style style:name="ce110" style:family="table-cell" style:parent-style-name="Default" style:data-style-name="N121">
      <style:map style:condition="cell-content()&gt;[.E19]*1.25" style:apply-style-name="Good" style:base-cell-address="Sheet1.I19"/>
    </style:style>
    <style:style style:name="ce111" style:family="table-cell" style:parent-style-name="Default" style:data-style-name="N121">
      <style:map style:condition="cell-content()&gt;[.E20]*1.25" style:apply-style-name="Good" style:base-cell-address="Sheet1.I20"/>
    </style:style>
    <style:style style:name="ce112" style:family="table-cell" style:parent-style-name="Default" style:data-style-name="N121">
      <style:map style:condition="cell-content()&gt;[.E21]*1.25" style:apply-style-name="Good" style:base-cell-address="Sheet1.I21"/>
    </style:style>
    <style:style style:name="ce113" style:family="table-cell" style:parent-style-name="Default" style:data-style-name="N121">
      <style:map style:condition="cell-content()&gt;[.E22]*1.25" style:apply-style-name="Good" style:base-cell-address="Sheet1.I22"/>
    </style:style>
    <style:style style:name="ce114" style:family="table-cell" style:parent-style-name="Default" style:data-style-name="N121">
      <style:map style:condition="cell-content()&gt;[.E23]*1.25" style:apply-style-name="Good" style:base-cell-address="Sheet1.I23"/>
    </style:style>
    <style:style style:name="ce118" style:family="table-cell" style:parent-style-name="Default" style:data-style-name="N121">
      <style:map style:condition="cell-content()&gt;[.E24]*1.25" style:apply-style-name="Good" style:base-cell-address="Sheet1.I24"/>
    </style:style>
    <style:style style:name="ce119" style:family="table-cell" style:parent-style-name="Default" style:data-style-name="N121">
      <style:map style:condition="cell-content()&gt;[.E28]*1.25" style:apply-style-name="Good" style:base-cell-address="Sheet1.I28"/>
    </style:style>
    <style:style style:name="ce120" style:family="table-cell" style:parent-style-name="Default" style:data-style-name="N121">
      <style:map style:condition="cell-content()&gt;[.E29]*1.25" style:apply-style-name="Good" style:base-cell-address="Sheet1.I29"/>
    </style:style>
    <style:style style:name="ce121" style:family="table-cell" style:parent-style-name="Default" style:data-style-name="N121">
      <style:map style:condition="cell-content()&gt;[.E30]*1.25" style:apply-style-name="Good" style:base-cell-address="Sheet1.I30"/>
    </style:style>
    <style:style style:name="ce122" style:family="table-cell" style:parent-style-name="Default" style:data-style-name="N121">
      <style:map style:condition="cell-content()&gt;[.E31]*1.25" style:apply-style-name="Good" style:base-cell-address="Sheet1.I31"/>
    </style:style>
    <style:style style:name="ce123" style:family="table-cell" style:parent-style-name="Default" style:data-style-name="N121">
      <style:map style:condition="cell-content()&gt;[.E32]*1.25" style:apply-style-name="Good" style:base-cell-address="Sheet1.I32"/>
    </style:style>
    <style:style style:name="ce124" style:family="table-cell" style:parent-style-name="Default" style:data-style-name="N121">
      <style:map style:condition="cell-content()&gt;[.E33]*1.25" style:apply-style-name="Good" style:base-cell-address="Sheet1.I33"/>
    </style:style>
    <style:style style:name="ce125" style:family="table-cell" style:parent-style-name="Default" style:data-style-name="N121">
      <style:map style:condition="cell-content()&gt;0" style:apply-style-name="Bad" style:base-cell-address="Sheet1.J6"/>
    </style:style>
    <style:style style:name="ce128" style:family="table-cell" style:parent-style-name="Default" style:data-style-name="N121">
      <style:map style:condition="cell-content()&gt;0" style:apply-style-name="Bad" style:base-cell-address="Sheet1.J7"/>
    </style:style>
    <style:style style:name="ce144" style:family="table-cell" style:parent-style-name="Default" style:data-style-name="N121">
      <style:map style:condition="cell-content()&gt;0" style:apply-style-name="Bad" style:base-cell-address="Sheet1.J8"/>
    </style:style>
    <style:style style:name="ce145" style:family="table-cell" style:parent-style-name="Default" style:data-style-name="N121">
      <style:map style:condition="cell-content()&gt;0" style:apply-style-name="Bad" style:base-cell-address="Sheet1.J9"/>
    </style:style>
    <style:style style:name="ce146" style:family="table-cell" style:parent-style-name="Default" style:data-style-name="N121">
      <style:map style:condition="cell-content()&gt;0" style:apply-style-name="Bad" style:base-cell-address="Sheet1.J10"/>
    </style:style>
    <style:style style:name="ce147" style:family="table-cell" style:parent-style-name="Default" style:data-style-name="N121">
      <style:map style:condition="cell-content()&gt;0" style:apply-style-name="Bad" style:base-cell-address="Sheet1.J11"/>
    </style:style>
    <style:style style:name="ce148" style:family="table-cell" style:parent-style-name="Default" style:data-style-name="N121">
      <style:map style:condition="cell-content()&gt;0" style:apply-style-name="Bad" style:base-cell-address="Sheet1.J12"/>
    </style:style>
    <style:style style:name="ce149" style:family="table-cell" style:parent-style-name="Default" style:data-style-name="N121">
      <style:map style:condition="cell-content()&gt;0" style:apply-style-name="Bad" style:base-cell-address="Sheet1.J13"/>
    </style:style>
    <style:style style:name="ce150" style:family="table-cell" style:parent-style-name="Default" style:data-style-name="N121">
      <style:map style:condition="cell-content()&gt;0" style:apply-style-name="Bad" style:base-cell-address="Sheet1.J14"/>
    </style:style>
    <style:style style:name="ce153" style:family="table-cell" style:parent-style-name="Default" style:data-style-name="N121">
      <style:map style:condition="cell-content()&gt;0" style:apply-style-name="Bad" style:base-cell-address="Sheet1.J15"/>
    </style:style>
    <style:style style:name="ce154" style:family="table-cell" style:parent-style-name="Default" style:data-style-name="N121">
      <style:map style:condition="cell-content()&gt;0" style:apply-style-name="Bad" style:base-cell-address="Sheet1.J16"/>
    </style:style>
    <style:style style:name="ce155" style:family="table-cell" style:parent-style-name="Default" style:data-style-name="N121">
      <style:map style:condition="cell-content()&gt;0" style:apply-style-name="Bad" style:base-cell-address="Sheet1.J17"/>
    </style:style>
    <style:style style:name="ce156" style:family="table-cell" style:parent-style-name="Default" style:data-style-name="N121">
      <style:map style:condition="cell-content()&gt;0" style:apply-style-name="Bad" style:base-cell-address="Sheet1.J18"/>
    </style:style>
    <style:style style:name="ce157" style:family="table-cell" style:parent-style-name="Default" style:data-style-name="N121">
      <style:map style:condition="cell-content()&gt;0" style:apply-style-name="Bad" style:base-cell-address="Sheet1.J19"/>
    </style:style>
    <style:style style:name="ce158" style:family="table-cell" style:parent-style-name="Default" style:data-style-name="N121">
      <style:map style:condition="cell-content()&gt;0" style:apply-style-name="Bad" style:base-cell-address="Sheet1.J20"/>
    </style:style>
    <style:style style:name="ce159" style:family="table-cell" style:parent-style-name="Default" style:data-style-name="N121">
      <style:map style:condition="cell-content()&gt;0" style:apply-style-name="Bad" style:base-cell-address="Sheet1.J21"/>
    </style:style>
    <style:style style:name="ce160" style:family="table-cell" style:parent-style-name="Default" style:data-style-name="N121">
      <style:map style:condition="cell-content()&gt;0" style:apply-style-name="Bad" style:base-cell-address="Sheet1.J22"/>
    </style:style>
    <style:style style:name="ce174" style:family="table-cell" style:parent-style-name="Default" style:data-style-name="N121">
      <style:map style:condition="cell-content()&gt;0" style:apply-style-name="Bad" style:base-cell-address="Sheet1.J23"/>
    </style:style>
    <style:style style:name="ce175" style:family="table-cell" style:parent-style-name="Default" style:data-style-name="N121">
      <style:map style:condition="cell-content()&gt;0" style:apply-style-name="Bad" style:base-cell-address="Sheet1.J24"/>
    </style:style>
    <style:style style:name="ce176" style:family="table-cell" style:parent-style-name="Default" style:data-style-name="N121">
      <style:map style:condition="cell-content()&gt;0" style:apply-style-name="Bad" style:base-cell-address="Sheet1.J28"/>
    </style:style>
    <style:style style:name="ce177" style:family="table-cell" style:parent-style-name="Default" style:data-style-name="N121">
      <style:map style:condition="cell-content()&gt;0" style:apply-style-name="Bad" style:base-cell-address="Sheet1.J29"/>
    </style:style>
    <style:style style:name="ce178" style:family="table-cell" style:parent-style-name="Default" style:data-style-name="N121">
      <style:map style:condition="cell-content()&gt;0" style:apply-style-name="Bad" style:base-cell-address="Sheet1.J30"/>
    </style:style>
    <style:style style:name="ce179" style:family="table-cell" style:parent-style-name="Default" style:data-style-name="N121">
      <style:map style:condition="cell-content()&gt;0" style:apply-style-name="Bad" style:base-cell-address="Sheet1.J31"/>
    </style:style>
    <style:style style:name="ce180" style:family="table-cell" style:parent-style-name="Default" style:data-style-name="N121">
      <style:map style:condition="cell-content()&gt;0" style:apply-style-name="Bad" style:base-cell-address="Sheet1.J32"/>
    </style:style>
    <style:style style:name="ce181" style:family="table-cell" style:parent-style-name="Default" style:data-style-name="N121">
      <style:map style:condition="cell-content()&gt;0" style:apply-style-name="Bad" style:base-cell-address="Sheet1.J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2" office:value-type="float" office:value="1.273" calcext:value-type="float">
            <text:p>1.273</text:p>
          </table:table-cell>
          <table:table-cell table:style-name="ce2" office:value-type="float" office:value="1.281" calcext:value-type="float">
            <text:p>1.281</text:p>
          </table:table-cell>
          <table:table-cell table:style-name="ce18" office:value-type="percentage" office:value="-0.0274" calcext:value-type="percentage">
            <text:p>-2.7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3" calcext:value-type="float" table:number-columns-spanned="4" table:number-rows-spanned="1">
            <text:p>1.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051" calcext:value-type="percentage" table:number-columns-spanned="4" table:number-rows-spanned="1">
            <text:p>-0.51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电子</text:p>
          </table:table-cell>
          <table:table-cell office:value-type="percentage" office:value="0.2782" calcext:value-type="percentage" table:number-columns-spanned="1" table:number-rows-spanned="3">
            <text:p>27.82%</text:p>
          </table:table-cell>
          <table:table-cell office:value-type="string" calcext:value-type="string">
            <text:p>北京君正</text:p>
          </table:table-cell>
          <table:table-cell office:value-type="percentage" office:value="0.1754" calcext:value-type="percentage">
            <text:p>17.54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7" calcext:value-type="float">
            <text:p>37.000</text:p>
          </table:table-cell>
          <table:table-cell office:value-type="percentage" office:value="0.0882" calcext:value-type="percentage">
            <text:p>8.82%</text:p>
          </table:table-cell>
          <table:table-cell table:style-name="ce33" table:formula="of:=[.F6]/[.E6]-1.0014" office:value-type="percentage" office:value="0.254881407035176" calcext:value-type="percentage">
            <text:p>25.49%</text:p>
          </table:table-cell>
          <table:table-cell table:style-name="ce86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46.01875" calcext:value-type="float">
            <text:p>46.019</text:p>
          </table:table-cell>
          <table:table-cell table:style-name="ce125" table:formula="of:=IF([.F6]&lt;[.E6]*1.25; 0; [.I6]/1.25*0.92)" office:value-type="float" office:value="33.8698" calcext:value-type="float">
            <text:p>33.870</text:p>
          </table:table-cell>
        </table:table-row>
        <table:table-row table:style-name="ro2">
          <table:covered-table-cell/>
          <table:covered-table-cell table:style-name="ce17"/>
          <table:table-cell office:value-type="string" calcext:value-type="string">
            <text:p>大族激光</text:p>
          </table:table-cell>
          <table:table-cell office:value-type="percentage" office:value="0.0764" calcext:value-type="percentage">
            <text:p>7.64%</text:p>
          </table:table-cell>
          <table:table-cell office:value-type="float" office:value="35.87" calcext:value-type="float">
            <text:p>35.870</text:p>
          </table:table-cell>
          <table:table-cell office:value-type="float" office:value="49.98" calcext:value-type="float">
            <text:p>49.980</text:p>
          </table:table-cell>
          <table:table-cell office:value-type="percentage" office:value="-0.0476" calcext:value-type="percentage">
            <text:p>-4.76%</text:p>
          </table:table-cell>
          <table:table-cell table:style-name="ce43" table:formula="of:=[.F7]/[.E7]-1.0014" office:value-type="percentage" office:value="0.391964928909952" calcext:value-type="percentage">
            <text:p>39.20%</text:p>
          </table:table-cell>
          <table:table-cell table:style-name="ce8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56.046875" calcext:value-type="float">
            <text:p>56.047</text:p>
          </table:table-cell>
          <table:table-cell table:style-name="ce128" table:formula="of:=IF([.F7]&lt;[.E7]*1.25; 0; [.I7]/1.25*0.92)" office:value-type="float" office:value="41.2505" calcext:value-type="float">
            <text:p>41.251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宏达电子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1.16" calcext:value-type="float">
            <text:p>11.160</text:p>
          </table:table-cell>
          <table:table-cell office:value-type="float" office:value="34.46" calcext:value-type="float">
            <text:p>34.460</text:p>
          </table:table-cell>
          <table:table-cell office:value-type="percentage" office:value="0.6103" calcext:value-type="percentage">
            <text:p>61.03%</text:p>
          </table:table-cell>
          <table:table-cell table:style-name="ce45" table:formula="of:=[.F8]/[.E8]-1.0014" office:value-type="percentage" office:value="2.08641362007168" calcext:value-type="percentage">
            <text:p>208.64%</text:p>
          </table:table-cell>
          <table:table-cell table:style-name="ce99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42.572021484375" calcext:value-type="float">
            <text:p>42.572</text:p>
          </table:table-cell>
          <table:table-cell table:style-name="ce144" table:formula="of:=IF([.F8]&lt;[.E8]*1.25; 0; [.I8]/1.25*0.92)" office:value-type="float" office:value="31.3330078125" calcext:value-type="float">
            <text:p>31.33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银行</text:p>
          </table:table-cell>
          <table:table-cell office:value-type="percentage" office:value="0.2151" calcext:value-type="percentage" table:number-columns-spanned="1" table:number-rows-spanned="4">
            <text:p>21.51%</text:p>
          </table:table-cell>
          <table:table-cell office:value-type="string" calcext:value-type="string">
            <text:p>民生银行</text:p>
          </table:table-cell>
          <table:table-cell office:value-type="percentage" office:value="0.081" calcext:value-type="percentage">
            <text:p>8.10%</text:p>
          </table:table-cell>
          <table:table-cell office:value-type="float" office:value="8.582" calcext:value-type="float">
            <text:p>8.582</text:p>
          </table:table-cell>
          <table:table-cell office:value-type="float" office:value="8.83" calcext:value-type="float">
            <text:p>8.830</text:p>
          </table:table-cell>
          <table:table-cell office:value-type="percentage" office:value="-0.0297" calcext:value-type="percentage">
            <text:p>-2.97%</text:p>
          </table:table-cell>
          <table:table-cell table:style-name="ce50" table:formula="of:=[.F9]/[.E9]-1.0014" office:value-type="percentage" office:value="0.0274976928454904" calcext:value-type="percentage">
            <text:p>2.75%</text:p>
          </table:table-cell>
          <table:table-cell table:style-name="ce10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45" table:formula="of:=IF([.F9]&lt;[.E9]*1.25; 0; [.I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平安银行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" calcext:value-type="float">
            <text:p>13.000</text:p>
          </table:table-cell>
          <table:table-cell office:value-type="percentage" office:value="-0.1071" calcext:value-type="percentage">
            <text:p>-10.71%</text:p>
          </table:table-cell>
          <table:table-cell table:style-name="ce51" table:formula="of:=[.F10]/[.E10]-1.0014" office:value-type="percentage" office:value="0.16755962593292" calcext:value-type="percentage">
            <text:p>16.76%</text:p>
          </table:table-cell>
          <table:table-cell table:style-name="ce101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6" table:formula="of:=IF([.F10]&lt;[.E10]*1.25; 0; [.I1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招商银行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7.657" calcext:value-type="float">
            <text:p>27.657</text:p>
          </table:table-cell>
          <table:table-cell office:value-type="float" office:value="28.61" calcext:value-type="float">
            <text:p>28.610</text:p>
          </table:table-cell>
          <table:table-cell office:value-type="percentage" office:value="-0.0492" calcext:value-type="percentage">
            <text:p>-4.92%</text:p>
          </table:table-cell>
          <table:table-cell table:style-name="ce52" table:formula="of:=[.F11]/[.E11]-1.0014" office:value-type="percentage" office:value="0.0330578226127201" calcext:value-type="percentage">
            <text:p>3.31%</text:p>
          </table:table-cell>
          <table:table-cell table:style-name="ce102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47" table:formula="of:=IF([.F11]&lt;[.E11]*1.25; 0; [.I11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工商银行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.922" calcext:value-type="float">
            <text:p>5.922</text:p>
          </table:table-cell>
          <table:table-cell office:value-type="float" office:value="5.89" calcext:value-type="float">
            <text:p>5.890</text:p>
          </table:table-cell>
          <table:table-cell office:value-type="percentage" office:value="-0.0297" calcext:value-type="percentage">
            <text:p>-2.97%</text:p>
          </table:table-cell>
          <table:table-cell table:style-name="ce54" table:formula="of:=[.F12]/[.E12]-1.0014" office:value-type="percentage" office:value="-0.00680357987166502" calcext:value-type="percentage">
            <text:p>-0.68%</text:p>
          </table:table-cell>
          <table:table-cell table:style-name="ce103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7.4025" calcext:value-type="float">
            <text:p>7.403</text:p>
          </table:table-cell>
          <table:table-cell table:style-name="ce148" table:formula="of:=IF([.F12]&lt;[.E12]*1.25; 0; [.I12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<text:s/>交通运输</text:p>
          </table:table-cell>
          <table:table-cell office:value-type="percentage" office:value="0.0881" calcext:value-type="percentage">
            <text:p>8.81%</text:p>
          </table:table-cell>
          <table:table-cell office:value-type="string" calcext:value-type="string">
            <text:p>白云机场</text:p>
          </table:table-cell>
          <table:table-cell office:value-type="percentage" office:value="0.0881" calcext:value-type="percentage">
            <text:p>8.81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4.05" calcext:value-type="float">
            <text:p>14.050</text:p>
          </table:table-cell>
          <table:table-cell office:value-type="percentage" office:value="-0.0229" calcext:value-type="percentage">
            <text:p>-2.29%</text:p>
          </table:table-cell>
          <table:table-cell table:style-name="ce59" table:formula="of:=[.F13]/[.E13]-1.0014" office:value-type="percentage" office:value="0.0815351009711731" calcext:value-type="percentage">
            <text:p>8.15%</text:p>
          </table:table-cell>
          <table:table-cell table:style-name="ce104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style-name="ce149" table:formula="of:=IF([.F13]&lt;[.E13]*1.25; 0; [.I13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非银金融</text:p>
          </table:table-cell>
          <table:table-cell office:value-type="percentage" office:value="0.0729" calcext:value-type="percentage">
            <text:p>7.29%</text:p>
          </table:table-cell>
          <table:table-cell office:value-type="string" calcext:value-type="string">
            <text:p>中国平安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65.418" calcext:value-type="float">
            <text:p>65.418</text:p>
          </table:table-cell>
          <table:table-cell office:value-type="float" office:value="68.1" calcext:value-type="float">
            <text:p>68.100</text:p>
          </table:table-cell>
          <table:table-cell office:value-type="percentage" office:value="-0.0874" calcext:value-type="percentage">
            <text:p>-8.74%</text:p>
          </table:table-cell>
          <table:table-cell table:style-name="ce60" table:formula="of:=[.F14]/[.E14]-1.0014" office:value-type="percentage" office:value="0.0395978904888561" calcext:value-type="percentage">
            <text:p>3.96%</text:p>
          </table:table-cell>
          <table:table-cell table:style-name="ce105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81.7725" calcext:value-type="float">
            <text:p>81.773</text:p>
          </table:table-cell>
          <table:table-cell table:style-name="ce150" table:formula="of:=IF([.F14]&lt;[.E14]*1.25; 0; [.I14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663" calcext:value-type="percentage">
            <text:p>6.63%</text:p>
          </table:table-cell>
          <table:table-cell office:value-type="string" calcext:value-type="string">
            <text:p>国投电力</text:p>
          </table:table-cell>
          <table:table-cell office:value-type="percentage" office:value="0.0663" calcext:value-type="percentage">
            <text:p>6.63%</text:p>
          </table:table-cell>
          <table:table-cell office:value-type="float" office:value="7.682" calcext:value-type="float">
            <text:p>7.682</text:p>
          </table:table-cell>
          <table:table-cell office:value-type="float" office:value="7.47" calcext:value-type="float">
            <text:p>7.470</text:p>
          </table:table-cell>
          <table:table-cell office:value-type="percentage" office:value="-0.0398" calcext:value-type="percentage">
            <text:p>-3.98%</text:p>
          </table:table-cell>
          <table:table-cell table:style-name="ce64" table:formula="of:=[.F15]/[.E15]-1.0014" office:value-type="percentage" office:value="-0.0289969799531373" calcext:value-type="percentage">
            <text:p>-2.90%</text:p>
          </table:table-cell>
          <table:table-cell table:style-name="ce106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9.6025" calcext:value-type="float">
            <text:p>9.603</text:p>
          </table:table-cell>
          <table:table-cell table:style-name="ce153" table:formula="of:=IF([.F15]&lt;[.E15]*1.25; 0; [.I15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房地产</text:p>
          </table:table-cell>
          <table:table-cell office:value-type="percentage" office:value="0.058" calcext:value-type="percentage" table:number-columns-spanned="1" table:number-rows-spanned="2">
            <text:p>5.80%</text:p>
          </table:table-cell>
          <table:table-cell office:value-type="string" calcext:value-type="string">
            <text:p>泰禾集团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7.305" calcext:value-type="float">
            <text:p>17.305</text:p>
          </table:table-cell>
          <table:table-cell office:value-type="float" office:value="16.82" calcext:value-type="float">
            <text:p>16.820</text:p>
          </table:table-cell>
          <table:table-cell office:value-type="percentage" office:value="0.0225" calcext:value-type="percentage">
            <text:p>2.25%</text:p>
          </table:table-cell>
          <table:table-cell table:style-name="ce65" table:formula="of:=[.F16]/[.E16]-1.0014" office:value-type="percentage" office:value="-0.0294265819127421" calcext:value-type="percentage">
            <text:p>-2.94%</text:p>
          </table:table-cell>
          <table:table-cell table:style-name="ce107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1.63125" calcext:value-type="float">
            <text:p>21.631</text:p>
          </table:table-cell>
          <table:table-cell table:style-name="ce154"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招商蛇口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9.42" calcext:value-type="float">
            <text:p>19.420</text:p>
          </table:table-cell>
          <table:table-cell office:value-type="percentage" office:value="-0.0217" calcext:value-type="percentage">
            <text:p>-2.17%</text:p>
          </table:table-cell>
          <table:table-cell table:style-name="ce66" table:formula="of:=[.F17]/[.E17]-1.0014" office:value-type="percentage" office:value="0.0474792870645422" calcext:value-type="percentage">
            <text:p>4.75%</text:p>
          </table:table-cell>
          <table:table-cell table:style-name="ce108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23.14375" calcext:value-type="float">
            <text:p>23.144</text:p>
          </table:table-cell>
          <table:table-cell table:style-name="ce155" table:formula="of:=IF([.F17]&lt;[.E17]*1.25; 0; [.I17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75" calcext:value-type="percentage">
            <text:p>2.75%</text:p>
          </table:table-cell>
          <table:table-cell office:value-type="string" calcext:value-type="string">
            <text:p>泸州老窖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01" calcext:value-type="float">
            <text:p>60.010</text:p>
          </table:table-cell>
          <table:table-cell office:value-type="percentage" office:value="-0.0647" calcext:value-type="percentage">
            <text:p>-6.47%</text:p>
          </table:table-cell>
          <table:table-cell table:style-name="ce67" table:formula="of:=[.F18]/[.E18]-1.0014" office:value-type="percentage" office:value="-0.105955560529418" calcext:value-type="percentage">
            <text:p>-10.60%</text:p>
          </table:table-cell>
          <table:table-cell table:style-name="ce109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3.77125" calcext:value-type="float">
            <text:p>83.771</text:p>
          </table:table-cell>
          <table:table-cell table:style-name="ce156" table:formula="of:=IF([.F18]&lt;[.E18]*1.25; 0; [.I18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61" calcext:value-type="percentage">
            <text:p>2.61%</text:p>
          </table:table-cell>
          <table:table-cell office:value-type="string" calcext:value-type="string">
            <text:p>东方财富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14.78" calcext:value-type="float">
            <text:p>14.780</text:p>
          </table:table-cell>
          <table:table-cell office:value-type="float" office:value="14.22" calcext:value-type="float">
            <text:p>14.220</text:p>
          </table:table-cell>
          <table:table-cell office:value-type="percentage" office:value="0.0518" calcext:value-type="percentage">
            <text:p>5.18%</text:p>
          </table:table-cell>
          <table:table-cell table:style-name="ce69" table:formula="of:=[.F19]/[.E19]-1.0014" office:value-type="percentage" office:value="-0.0392890392422192" calcext:value-type="percentage">
            <text:p>-3.93%</text:p>
          </table:table-cell>
          <table:table-cell table:style-name="ce110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8.475" calcext:value-type="float">
            <text:p>18.475</text:p>
          </table:table-cell>
          <table:table-cell table:style-name="ce157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其他</text:p>
          </table:table-cell>
          <table:table-cell office:value-type="percentage" office:value="0.0239" calcext:value-type="percentage" table:number-columns-spanned="1" table:number-rows-spanned="5">
            <text:p>2.39%</text:p>
          </table:table-cell>
          <table:table-cell office:value-type="string" calcext:value-type="string">
            <text:p>中国华融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.141" calcext:value-type="float">
            <text:p>3.141</text:p>
          </table:table-cell>
          <table:table-cell office:value-type="float" office:value="2.996" calcext:value-type="float">
            <text:p>2.996</text:p>
          </table:table-cell>
          <table:table-cell office:value-type="percentage" office:value="-0.0327" calcext:value-type="percentage">
            <text:p>-3.27%</text:p>
          </table:table-cell>
          <table:table-cell table:style-name="ce72" table:formula="of:=[.F20]/[.E20]-1.0014" office:value-type="percentage" office:value="-0.0475636421521809" calcext:value-type="percentage">
            <text:p>-4.76%</text:p>
          </table:table-cell>
          <table:table-cell table:style-name="ce111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3.92625" calcext:value-type="float">
            <text:p>3.926</text:p>
          </table:table-cell>
          <table:table-cell table:style-name="ce158" table:formula="of:=IF([.F20]&lt;[.E20]*1.25; 0; [.I2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5" calcext:value-type="percentage">
            <text:p>0.15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.04" calcext:value-type="float">
            <text:p>100.04</text:p>
          </table:table-cell>
          <table:table-cell office:value-type="percentage" office:value="0" calcext:value-type="percentage">
            <text:p>0.00%</text:p>
          </table:table-cell>
          <table:table-cell table:style-name="ce73" table:formula="of:=[.F21]/[.E21]-1.0014" office:value-type="percentage" office:value="-0.00100000000000011" calcext:value-type="percentage">
            <text:p>-0.10%</text:p>
          </table:table-cell>
          <table:table-cell table:style-name="ce112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25" calcext:value-type="float">
            <text:p>125.000</text:p>
          </table:table-cell>
          <table:table-cell table:style-name="ce159" table:formula="of:=IF([.F21]&lt;[.E21]*1.25; 0; [.I21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75" table:formula="of:=[.F22]/[.E22]-1.0014" office:value-type="percentage" office:value="-0.00140000000000007" calcext:value-type="percentage">
            <text:p>-0.14%</text:p>
          </table:table-cell>
          <table:table-cell table:style-name="ce113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25" calcext:value-type="float">
            <text:p>125.000</text:p>
          </table:table-cell>
          <table:table-cell table:style-name="ce160" table:formula="of:=IF([.F22]&lt;[.E22]*1.25; 0; [.I22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宝信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76" table:formula="of:=[.F23]/[.E23]-1.0014" office:value-type="percentage" office:value="-0.00140000000000007" calcext:value-type="percentage">
            <text:p>-0.14%</text:p>
          </table:table-cell>
          <table:table-cell table:style-name="ce114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25" calcext:value-type="float">
            <text:p>125.000</text:p>
          </table:table-cell>
          <table:table-cell table:style-name="ce174" table:formula="of:=IF([.F23]&lt;[.E23]*1.25; 0; [.I23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生益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77" table:formula="of:=[.F24]/[.E24]-1.0014" office:value-type="percentage" office:value="-0.00140000000000007" calcext:value-type="percentage">
            <text:p>-0.14%</text:p>
          </table:table-cell>
          <table:table-cell table:style-name="ce118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25" calcext:value-type="float">
            <text:p>125.000</text:p>
          </table:table-cell>
          <table:table-cell table:style-name="ce175" table:formula="of:=IF([.F24]&lt;[.E24]*1.25; 0; [.I24]/1.25*0.92)"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美元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201" calcext:value-type="float" table:number-columns-spanned="4" table:number-rows-spanned="1">
            <text:p>1.20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1198" calcext:value-type="percentage" table:number-columns-spanned="4" table:number-rows-spanned="1">
            <text:p>-11.98%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office:value-type="string" calcext:value-type="string">
            <text:p>地产</text:p>
          </table:table-cell>
          <table:table-cell table:style-name="ce17" office:value-type="percentage" office:value="0.0451" calcext:value-type="percentage">
            <text:p>4.51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51" calcext:value-type="percentage">
            <text:p>4.51%</text:p>
          </table:table-cell>
          <table:table-cell table:style-name="ce31" office:value-type="float" office:value="20.9899" calcext:value-type="float">
            <text:p>20.9899</text:p>
          </table:table-cell>
          <table:table-cell table:style-name="ce31" office:value-type="float" office:value="34.97" calcext:value-type="float">
            <text:p>34.9700</text:p>
          </table:table-cell>
          <table:table-cell office:value-type="percentage" office:value="-0.1019" calcext:value-type="percentage">
            <text:p>-10.19%</text:p>
          </table:table-cell>
          <table:table-cell table:style-name="ce78" table:formula="of:=[.F28]/[.E28]-1.0014" office:value-type="percentage" office:value="0.664639380845073" calcext:value-type="percentage">
            <text:p>66.46%</text:p>
          </table:table-cell>
          <table:table-cell table:style-name="ce119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40.9958984375" calcext:value-type="float">
            <text:p>40.996</text:p>
          </table:table-cell>
          <table:table-cell table:style-name="ce176" table:formula="of:=IF([.F28]&lt;[.E28]*1.25; 0; [.I28]/1.25*0.92)" office:value-type="float" office:value="30.17298125" calcext:value-type="float">
            <text:p>30.173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7" office:value-type="percentage" office:value="0.0445" calcext:value-type="percentage">
            <text:p>4.45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45" calcext:value-type="percentage">
            <text:p>4.45%</text:p>
          </table:table-cell>
          <table:table-cell table:style-name="ce31" office:value-type="float" office:value="13.8554" calcext:value-type="float">
            <text:p>13.8554</text:p>
          </table:table-cell>
          <table:table-cell table:style-name="ce31" office:value-type="float" office:value="12.76" calcext:value-type="float">
            <text:p>12.7600</text:p>
          </table:table-cell>
          <table:table-cell office:value-type="percentage" office:value="-0.0319" calcext:value-type="percentage">
            <text:p>-3.19%</text:p>
          </table:table-cell>
          <table:table-cell table:style-name="ce79" table:formula="of:=[.F29]/[.E29]-1.0014" office:value-type="percentage" office:value="-0.080459428093018" calcext:value-type="percentage">
            <text:p>-8.05%</text:p>
          </table:table-cell>
          <table:table-cell table:style-name="ce120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17.31925" calcext:value-type="float">
            <text:p>17.319</text:p>
          </table:table-cell>
          <table:table-cell table:style-name="ce177" table:formula="of:=IF([.F29]&lt;[.E29]*1.25; 0; [.I29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电商</text:p>
          </table:table-cell>
          <table:table-cell office:value-type="percentage" office:value="0.039" calcext:value-type="percentage">
            <text:p>3.90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9" calcext:value-type="percentage">
            <text:p>3.90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97" calcext:value-type="float">
            <text:p>2.9700</text:p>
          </table:table-cell>
          <table:table-cell office:value-type="percentage" office:value="0.0171" calcext:value-type="percentage">
            <text:p>1.71%</text:p>
          </table:table-cell>
          <table:table-cell table:style-name="ce80" table:formula="of:=[.F30]/[.E30]-1.0014" office:value-type="percentage" office:value="0.159300328278881" calcext:value-type="percentage">
            <text:p>15.93%</text:p>
          </table:table-cell>
          <table:table-cell table:style-name="ce121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.1985" calcext:value-type="float">
            <text:p>3.199</text:p>
          </table:table-cell>
          <table:table-cell table:style-name="ce178" table:formula="of:=IF([.F30]&lt;[.E30]*1.25; 0; [.I30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0" office:value-type="percentage" office:value="0.0195" calcext:value-type="percentage">
            <text:p>1.95%</text:p>
          </table:table-cell>
          <table:table-cell table:style-name="ce18" office:value-type="string" calcext:value-type="string">
            <text:p>人人</text:p>
          </table:table-cell>
          <table:table-cell office:value-type="percentage" office:value="0.0195" calcext:value-type="percentage">
            <text:p>1.95%</text:p>
          </table:table-cell>
          <table:table-cell table:style-name="ce32" office:value-type="float" office:value="10.008" calcext:value-type="float">
            <text:p>10.0080</text:p>
          </table:table-cell>
          <table:table-cell table:style-name="ce32" office:value-type="float" office:value="9.66" calcext:value-type="float">
            <text:p>9.6600</text:p>
          </table:table-cell>
          <table:table-cell office:value-type="percentage" office:value="-0.0092" calcext:value-type="percentage">
            <text:p>-0.92%</text:p>
          </table:table-cell>
          <table:table-cell table:style-name="ce81" table:formula="of:=[.F31]/[.E31]-1.0014" office:value-type="percentage" office:value="-0.0361721822541966" calcext:value-type="percentage">
            <text:p>-3.62%</text:p>
          </table:table-cell>
          <table:table-cell table:style-name="ce122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12.51" calcext:value-type="float">
            <text:p>12.510</text:p>
          </table:table-cell>
          <table:table-cell table:style-name="ce179" table:formula="of:=IF([.F31]&lt;[.E31]*1.25; 0; [.I31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服务业</text:p>
          </table:table-cell>
          <table:table-cell table:style-name="ce17" office:value-type="percentage" office:value="0.0124" calcext:value-type="percentage">
            <text:p>1.24%</text:p>
          </table:table-cell>
          <table:table-cell table:style-name="ce18" office:value-type="string" calcext:value-type="string">
            <text:p>赫兹租车</text:p>
          </table:table-cell>
          <table:table-cell office:value-type="percentage" office:value="0.0124" calcext:value-type="percentage">
            <text:p>1.24%</text:p>
          </table:table-cell>
          <table:table-cell table:style-name="ce31" office:value-type="float" office:value="19.3167" calcext:value-type="float">
            <text:p>19.3167</text:p>
          </table:table-cell>
          <table:table-cell table:style-name="ce31" office:value-type="float" office:value="20.45" calcext:value-type="float">
            <text:p>20.4500</text:p>
          </table:table-cell>
          <table:table-cell office:value-type="percentage" office:value="0.1217" calcext:value-type="percentage">
            <text:p>12.17%</text:p>
          </table:table-cell>
          <table:table-cell table:style-name="ce84" table:formula="of:=[.F32]/[.E32]-1.0014" office:value-type="percentage" office:value="0.0572694414677453" calcext:value-type="percentage">
            <text:p>5.73%</text:p>
          </table:table-cell>
          <table:table-cell table:style-name="ce123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4.145875" calcext:value-type="float">
            <text:p>24.146</text:p>
          </table:table-cell>
          <table:table-cell table:style-name="ce180" table:formula="of:=IF([.F32]&lt;[.E32]*1.25; 0; [.I32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工业工程</text:p>
          </table:table-cell>
          <table:table-cell table:style-name="ce10" office:value-type="percentage" office:value="0.0039" calcext:value-type="percentage">
            <text:p>0.39%</text:p>
          </table:table-cell>
          <table:table-cell table:style-name="ce18" office:value-type="string" calcext:value-type="string">
            <text:p>力劲科技</text:p>
          </table:table-cell>
          <table:table-cell office:value-type="percentage" office:value="0.0039" calcext:value-type="percentage">
            <text:p>0.39%</text:p>
          </table:table-cell>
          <table:table-cell table:style-name="ce32" office:value-type="float" office:value="1.1584" calcext:value-type="float">
            <text:p>1.1584</text:p>
          </table:table-cell>
          <table:table-cell table:style-name="ce32" office:value-type="float" office:value="1.22" calcext:value-type="float">
            <text:p>1.2200</text:p>
          </table:table-cell>
          <table:table-cell office:value-type="percentage" office:value="-0.0394" calcext:value-type="percentage">
            <text:p>-3.94%</text:p>
          </table:table-cell>
          <table:table-cell table:style-name="ce85" table:formula="of:=[.F33]/[.E33]-1.0014" office:value-type="percentage" office:value="0.0517767955801103" calcext:value-type="percentage">
            <text:p>5.18%</text:p>
          </table:table-cell>
          <table:table-cell table:style-name="ce124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1.448" calcext:value-type="float">
            <text:p>1.448</text:p>
          </table:table-cell>
          <table:table-cell table:style-name="ce181" table:formula="of:=IF([.F33]&lt;[.E33]*1.25; 0; [.I33]/1.25*0.92)" office:value-type="float" office:value="0" calcext:value-type="float">
            <text:p>0.000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5:42:41.64115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2-02T22:02:47.819782044</dc:date>
    <meta:editing-duration>PT11H29M5S</meta:editing-duration>
    <meta:editing-cycles>72</meta:editing-cycles>
    <meta:generator>LibreOffice/5.3.1.2$Linux_X86_64 LibreOffice_project/30m0$Build-2</meta:generator>
    <meta:document-statistic meta:table-count="1" meta:cell-count="280" meta:object-count="0"/>
  </office:meta>
</office:document-meta>
</file>